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>
      <style:paragraph-properties fo:margin-left="1in" fo:margin-right="0in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none"/>
    </style:style>
    <style:style style:name="T2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seudo Code for HangMan Game</text:p>
      <text:p text:style-name="Standard"/>
      <text:list xml:id="list4100408890" text:style-name="WWNum1">
        <text:list-item>
          <text:p text:style-name="P1">Start Screen</text:p>
        </text:list-item>
        <text:list-item>
          <text:p text:style-name="P1">Selection of Difficulty Level - Easy, Medium, Hard</text:p>
        </text:list-item>
        <text:list-item>
          <text:p text:style-name="P1">Depending on the difficulty level chosen, generate a movie name from a array/database - Easy (stringLength&lt;=4), Medium (stringLength&lt;=6), Hard (stringLength&gt;6)</text:p>
        </text:list-item>
        <text:list-item>
          <text:p text:style-name="P1">Let negativeCounter=0; n=stringLength.movie</text:p>
        </text:list-item>
        <text:list-item>
          <text:p text:style-name="P1">Displaying blanks (with a gap between words of the movie name) to enter the name. No. of blanks = stringLength(movie) <text:s/></text:p>
        </text:list-item>
        <text:list-item>
          <text:p text:style-name="P1">Player inputs the letter - inp(i) </text:p>
        </text:list-item>
        <text:list-item>
          <text:p text:style-name="P1">Let rightCounter=0; </text:p>
        </text:list-item>
        <text:list-item>
          <text:p text:style-name="P1">For loop movie(0) to movie(n):</text:p>
        </text:list-item>
        <text:list-item>
          <text:p text:style-name="P1">If the letter entered is wrong, negativeCounter++ <text:line-break/>&amp; Go back to Step 6 again if <text:s/>negativeCounter <text:s/>&lt; 7. </text:p>
        </text:list-item>
        <text:list-item>
          <text:p text:style-name="P1">If the whole name is guessed successfully, display the message: “Congratulations! You’ve guessed the name correctly!” </text:p>
        </text:list-item>
      </text:list>
      <text:p text:style-name="P2"><text:span text:style-name="T2"><text:s/></text:span>&gt;&gt;Display another message: "Do you want to play again?”</text:p>
      <text:p text:style-name="P2">&gt;&gt;If “yes”, game starts over. If “no”, game terminates.</text:p>
      <text:list xml:id="list215956045732256" text:continue-numbering="true" text:style-name="WWNum1">
        <text:list-item>
          <text:p text:style-name="P1">If the negative point total = 7, display message: “Sorry, you didn’t get that right. Do you want to try again?” </text:p>
        </text:list-item>
      </text:list>
      <text:p text:style-name="P2">&gt;&gt;If “yes”, game starts over. If “no”, game terminates.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5" meta:word-count="164" meta:character-count="1018" meta:non-whitespace-character-count="869"/>
    <meta:generator>LibreOfficeDev/6.0.5.2$Linux_X86_64 LibreOffice_project/</meta:generator>
  </office:meta>
</office:document-meta>
</file>